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ntPrinter.IndentPrinter( PrintWriter out , String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Printer.println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Printer.getInden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prin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ntPrinter.println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Printer.IndentPrinter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Indent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setIndentLevel( int indent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decremen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pri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Printer.incremen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